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auer(leichte Infanterie):</text:p>
      <text:p text:style-name="P3">Talentbaum:</text:p>
      <text:p text:style-name="P1">Fernkampf I,</text:p>
      <text:p text:style-name="P1">Armbrustschütze I,</text:p>
      <text:p text:style-name="P1">Bogenschütze I,</text:p>
      <text:p text:style-name="P1">Musketier I,</text:p>
      <text:p text:style-name="P1">Tontaubenschießen,</text:p>
      <text:p text:style-name="P1">Nahkampf I,</text:p>
      <text:p text:style-name="P1">Schwertkämpfer,</text:p>
      <text:p text:style-name="P1">Axtkämpfer,</text:p>
      <text:p text:style-name="P1">Windläufer,</text:p>
      <text:p text:style-name="P1">Schädelspalter,</text:p>
      <text:p text:style-name="P1">Speerkampf I,</text:p>
      <text:p text:style-name="P1">Lanzenkämpfer,</text:p>
      <text:p text:style-name="P1">Wurfspeerkämpfer,</text:p>
      <text:p text:style-name="P1">Speermauer</text:p>
      <text:p text:style-name="P1"/>
      <text:p text:style-name="P1">Starttalente:</text:p>
      <text:p text:style-name="P1">Handwerksgeschick</text:p>
      <text:p text:style-name="P1"/>
      <text:p text:style-name="P1"/>
      <text:p text:style-name="P1"/>
      <text:p text:style-name="P2">Berufssoldat.Fernkampf(schwere Infanterie):</text:p>
      <text:p text:style-name="P1">Fernkampf I,</text:p>
      <text:p text:style-name="P1">Fernkampf II,</text:p>
      <text:p text:style-name="P1">Tontaubenschießen,</text:p>
      <text:p text:style-name="P1">Bogenschütze,</text:p>
      <text:p text:style-name="P1">Veteran.Bogen,</text:p>
      <text:p text:style-name="P1">Scharfschütze.Bogen,</text:p>
      <text:p text:style-name="P1">Armbrustschütze,</text:p>
      <text:p text:style-name="P1">Veteran.Armbrust,</text:p>
      <text:p text:style-name="P1">Scharfschütze.Armbrust,</text:p>
      <text:p text:style-name="P1">Musketier,</text:p>
      <text:p text:style-name="P1">Scharfschütze.Muskete,</text:p>
      <text:p text:style-name="P1">Veteran.Muskete</text:p>
      <text:p text:style-name="P1"/>
      <text:p text:style-name="P2">Berufssoldat.Nahkampf(schwere Infanterie):</text:p>
      <text:p text:style-name="P1">Nahkampf I,</text:p>
      <text:p text:style-name="P1">Nahkampf II,</text:p>
      <text:p text:style-name="P1">Windläufer,</text:p>
      <text:p text:style-name="P1">Axtkämpfer,</text:p>
      <text:p text:style-name="P1">Hellebardier,</text:p>
      <text:p text:style-name="P1">Streitaxtkämpfer,</text:p>
      <text:p text:style-name="P1">Schädelspalter,</text:p>
      <text:p text:style-name="P1">Schwertkämpfer,</text:p>
      <text:p text:style-name="P1">Langschwertkämpfer,</text:p>
      <text:p text:style-name="P1">„Schwert und Schild“Kämpfer,</text:p>
      <text:p text:style-name="P1"/>
      <text:p text:style-name="P1"/>
      <text:p text:style-name="P2">Berufssoldat.Speerkampf(schwere Infanterie):</text:p>
      <text:p text:style-name="P1">Speerkampf I,</text:p>
      <text:p text:style-name="P1">Speerkampf II,</text:p>
      <text:p text:style-name="P1"><text:soft-page-break/>Lanzenkämpfer,</text:p>
      <text:p text:style-name="P1">Wurfspeerkämpfer,</text:p>
      <text:p text:style-name="P1">Speerwerfer,</text:p>
      <text:p text:style-name="P1">Pikinier,</text:p>
      <text:p text:style-name="P1">Hellebardier,</text:p>
      <text:p text:style-name="P1">Speermauer</text:p>
      <text:p text:style-name="P1"/>
      <text:p text:style-name="P1"/>
      <text:p text:style-name="P1"/>
      <text:p text:style-name="P1"/>
      <text:p text:style-name="P6">Kavallerie:</text:p>
      <text:p text:style-name="P6"/>
      <text:p text:style-name="P2">Raubritter(schwere Kavallerie):</text:p>
      <text:p text:style-name="P1">Speerkampf I,</text:p>
      <text:p text:style-name="P1">Spießreiter,</text:p>
      <text:p text:style-name="P1">Spießreiter.Axt,</text:p>
      <text:p text:style-name="P1">Spießreiter.Schwert,</text:p>
      <text:p text:style-name="P1">Spießreiter.Wurfspeer,</text:p>
      <text:p text:style-name="P1">Durchbohren,</text:p>
      <text:p text:style-name="P1">Speerlauf</text:p>
      <text:p text:style-name="P1"/>
      <text:p text:style-name="P1"/>
      <text:p text:style-name="P2">Kriegsadel(schwere Kavallerie):</text:p>
      <text:p text:style-name="P1">Speerkampf I,</text:p>
      <text:p text:style-name="P1">Lanzenreiter,</text:p>
      <text:p text:style-name="P1">Lanzenritter,</text:p>
      <text:p text:style-name="P1">Durchbohren,</text:p>
      <text:p text:style-name="P1">Speerlauf,</text:p>
      <text:p text:style-name="P1">Hochm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49M31S</meta:editing-duration>
    <meta:editing-cycles>6</meta:editing-cycles>
    <meta:generator>OpenOffice.org/3.2$Win32 OpenOffice.org_project/320m18$Build-9502</meta:generator>
    <dc:date>2012-03-10T17:35:40.72</dc:date>
    <dc:creator>Daniel Spanier</dc:creator>
    <meta:document-statistic meta:table-count="0" meta:image-count="0" meta:object-count="0" meta:page-count="2" meta:paragraph-count="67" meta:word-count="90" meta:character-count="1080"/>
    <meta:user-defined meta:name="Info 1"/>
    <meta:user-defined meta:name="Info 2"/>
    <meta:user-defined meta:name="Info 3"/>
    <meta:user-defined meta:name="Info 4"/>
  </office:meta>
</office:document-meta>
</file>